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2" svg:font-family="'Lohit Devanagari'"/>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65in" style:rel-width="100%" fo:margin-left="0in" fo:margin-top="0in" fo:margin-bottom="0in" table:align="left" style:writing-mode="lr-tb"/>
    </style:style>
    <style:style style:name="Table1.A" style:family="table-column">
      <style:table-column-properties style:column-width="2.8736in" style:rel-column-width="28986*"/>
    </style:style>
    <style:style style:name="Table1.B" style:family="table-column">
      <style:table-column-properties style:column-width="1.6889in" style:rel-column-width="17039*"/>
    </style:style>
    <style:style style:name="Table1.C" style:family="table-column">
      <style:table-column-properties style:column-width="1.934in" style:rel-column-width="19510*"/>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left="none" fo:border-right="none" fo:border-top="none" fo:border-bottom="0.5pt solid #000000"/>
    </style:style>
    <style:style style:name="Table1.B4" style:family="table-cell">
      <style:table-cell-properties style:vertical-align="bottom" fo:padding-left="0.075in" fo:padding-right="0.075in" fo:padding-top="0in" fo:padding-bottom="0in" fo:border-left="none" fo:border-right="none" fo:border-top="0.5pt solid #000000" fo:border-bottom="0.5pt solid #000000"/>
    </style:style>
    <style:style style:name="P1"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style:font-name="Times New Roman" fo:font-size="14pt" style:font-size-asian="14pt" style:font-name-complex="Times New Roman1" style:font-size-complex="14pt"/>
    </style:style>
    <style:style style:name="P2" style:family="paragraph" style:parent-style-name="Text_20_body">
      <style:paragraph-properties fo:margin-left="0in" fo:margin-right="0in" fo:text-indent="0in" style:auto-text-indent="false"/>
      <style:text-properties officeooo:rsid="0018e9d8" officeooo:paragraph-rsid="0018e9d8"/>
    </style:style>
    <style:style style:name="P3" style:family="paragraph" style:parent-style-name="Times14_5f_РИО2">
      <style:paragraph-properties fo:margin-left="0in" fo:margin-right="0in" fo:line-height="150%" fo:text-align="center"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size="14pt" fo:font-weight="bold" style:font-size-asian="14pt" style:font-weight-asian="bold" style:font-name-complex="Times New Roman1" style:font-size-complex="14pt"/>
    </style:style>
    <style:style style:name="P5" style:family="paragraph" style:parent-style-name="Text_20_body">
      <style:text-properties officeooo:rsid="00172165" officeooo:paragraph-rsid="00172165"/>
    </style:style>
    <style:style style:name="P6" style:family="paragraph" style:parent-style-name="Text_20_body">
      <style:text-properties officeooo:rsid="00172165" officeooo:paragraph-rsid="0018e9d8"/>
    </style:style>
    <style:style style:name="P7" style:family="paragraph" style:parent-style-name="Text_20_body">
      <style:text-properties officeooo:rsid="00249121" officeooo:paragraph-rsid="00249121"/>
    </style:style>
    <style:style style:name="P8" style:family="paragraph" style:parent-style-name="Text_20_body">
      <style:text-properties officeooo:rsid="003e38c5" officeooo:paragraph-rsid="003e38c5"/>
    </style:style>
    <style:style style:name="P9" style:family="paragraph" style:parent-style-name="Times14_5f_РИО2">
      <style:paragraph-properties fo:line-height="150%"/>
      <style:text-properties style:font-size-complex="14pt"/>
    </style:style>
    <style:style style:name="P10" style:family="paragraph" style:parent-style-name="Standard">
      <style:paragraph-properties fo:margin-top="0in" fo:margin-bottom="0in" loext:contextual-spacing="false" fo:line-height="150%"/>
    </style:style>
    <style:style style:name="P11" style:family="paragraph" style:parent-style-name="Standard">
      <style:paragraph-properties fo:margin-top="0in" fo:margin-bottom="0in" loext:contextual-spacing="false" fo:line-height="150%" fo:text-align="center" style:justify-single-word="false"/>
    </style:style>
    <style:style style:name="P12" style:family="paragraph" style:parent-style-name="Standard">
      <style:paragraph-properties fo:margin-top="0in" fo:margin-bottom="0in" loext:contextual-spacing="false" fo:line-height="150%" fo:text-align="center" style:justify-single-word="false"/>
      <style:text-properties fo:text-transform="uppercase" style:font-name="Times New Roman" fo:font-size="14pt" fo:font-weight="bold" style:font-size-asian="14pt" style:font-weight-asian="bold" style:font-name-complex="Times New Roman1" style:font-size-complex="14pt"/>
    </style:style>
    <style:style style:name="P13" style:family="paragraph" style:parent-style-name="Standard">
      <style:paragraph-properties fo:margin-top="0in" fo:margin-bottom="0in" loext:contextual-spacing="false" fo:line-height="150%"/>
      <style:text-properties style:font-name="Times New Roman" fo:font-size="14pt" style:font-size-asian="14pt" style:font-name-complex="Times New Roman1" style:font-size-complex="14pt"/>
    </style:style>
    <style:style style:name="P14" style:family="paragraph" style:parent-style-name="Standard">
      <style:paragraph-properties fo:margin-top="0in" fo:margin-bottom="0in" loext:contextual-spacing="false" fo:line-height="150%" fo:text-align="center" style:justify-single-word="false"/>
      <style:text-properties style:font-name="Times New Roman" fo:font-size="14pt" style:font-size-asian="14pt" style:font-name-complex="Times New Roman1" style:font-size-complex="14pt"/>
    </style:style>
    <style:style style:name="P15" style:family="paragraph" style:parent-style-name="Standard">
      <style:paragraph-properties fo:margin-top="0in" fo:margin-bottom="0in" loext:contextual-spacing="false" fo:line-height="150%" fo:text-align="center" style:justify-single-word="false"/>
      <style:text-properties style:font-name="Times New Roman" fo:font-size="14pt" style:font-size-asian="14pt" style:font-name-complex="Times New Roman1" style:font-size-complex="14pt" style:font-weight-complex="bold"/>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14pt" officeooo:paragraph-rsid="0014acd9" style:font-size-asian="14pt" style:font-name-complex="Times New Roman1" style:font-size-complex="14pt" style:font-weight-complex="bold"/>
    </style:style>
    <style:style style:name="P17" style:family="paragraph" style:parent-style-name="Standard" style:master-page-name="Standard">
      <style:paragraph-properties fo:margin-top="0in" fo:margin-bottom="0in" loext:contextual-spacing="false" fo:line-height="150%" fo:text-align="center" style:justify-single-word="false" style:page-number="auto"/>
      <style:text-properties fo:text-transform="uppercase" style:font-name="Times New Roman" fo:font-size="14pt" fo:font-weight="bold" style:font-size-asian="14pt" style:font-weight-asian="bold" style:font-name-complex="Times New Roman1" style:font-size-complex="14pt"/>
    </style:style>
    <style:style style:name="P18" style:family="paragraph" style:parent-style-name="Standard">
      <style:paragraph-properties fo:margin-top="0in" fo:margin-bottom="0in" loext:contextual-spacing="false" fo:line-height="150%" fo:text-align="center" style:justify-single-word="false"/>
      <style:text-properties fo:text-transform="uppercase" style:font-name="Times New Roman" fo:font-size="14pt" fo:font-weight="bold" style:font-size-asian="14pt" style:font-weight-asian="bold" style:font-name-complex="Times New Roman1" style:font-size-complex="14pt"/>
    </style:style>
    <style:style style:name="P19" style:family="paragraph" style:parent-style-name="Standard">
      <style:paragraph-properties fo:margin-top="0in" fo:margin-bottom="0in" loext:contextual-spacing="false"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20" style:family="paragraph" style:parent-style-name="Standard">
      <style:paragraph-properties fo:margin-top="0in" fo:margin-bottom="0in" loext:contextual-spacing="false" fo:line-height="150%"/>
      <style:text-properties style:font-name="Times New Roman" fo:font-size="14pt" style:font-size-asian="14pt" style:font-name-complex="Times New Roman1" style:font-size-complex="14pt"/>
    </style:style>
    <style:style style:name="P21" style:family="paragraph" style:parent-style-name="Standard">
      <style:paragraph-properties fo:margin-top="0in" fo:margin-bottom="0in" loext:contextual-spacing="false" fo:line-height="150%" fo:text-align="end" style:justify-single-word="false"/>
      <style:text-properties style:font-name="Times New Roman" fo:font-size="14pt" style:font-size-asian="14pt" style:font-name-complex="Times New Roman1" style:font-size-complex="14pt"/>
    </style:style>
    <style:style style:name="P22" style:family="paragraph" style:parent-style-name="Standard">
      <style:paragraph-properties fo:margin-top="0in" fo:margin-bottom="0in" loext:contextual-spacing="false" fo:line-height="150%" fo:text-align="center" style:justify-single-word="false"/>
      <style:text-properties style:font-name="Times New Roman" fo:font-size="14pt" style:font-size-asian="14pt" style:font-name-complex="Times New Roman1" style:font-size-complex="14pt" style:font-weight-complex="bold"/>
    </style:style>
    <style:style style:name="P23"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size="14pt" fo:font-weight="bold" style:font-size-asian="14pt" style:font-weight-asian="bold" style:font-name-complex="Times New Roman1"/>
    </style:style>
    <style:style style:name="P24"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size="14pt" fo:font-weight="bold" officeooo:paragraph-rsid="0014acd9" style:font-size-asian="14pt" style:font-weight-asian="bold" style:font-name-complex="Times New Roman1"/>
    </style:style>
    <style:style style:name="P25"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size="14pt" officeooo:rsid="0014acd9" officeooo:paragraph-rsid="0014acd9" style:font-size-asian="14pt" style:font-name-complex="Times New Roman1" style:font-size-complex="14pt"/>
    </style:style>
    <style:style style:name="P26" style:family="paragraph" style:parent-style-name="Times14_5f_РИО2">
      <style:paragraph-properties fo:line-height="150%"/>
      <style:text-properties fo:font-weight="bold" style:font-weight-asian="bold" style:font-size-complex="14pt"/>
    </style:style>
    <style:style style:name="P27"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style:text-properties style:font-name="Times New Roman" fo:font-size="14pt" style:font-size-asian="14pt" style:font-name-complex="Times New Roman1" style:font-size-complex="14pt"/>
    </style:style>
    <style:style style:name="P28"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style:text-properties style:font-name="Times New Roman" fo:font-size="14pt" fo:background-color="#ffff00" style:font-size-asian="14pt" style:font-name-complex="Times New Roman1" style:font-size-complex="14pt"/>
    </style:style>
    <style:style style:name="P29"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fo:break-before="page"/>
      <style:text-properties style:font-name="Times New Roman" fo:font-size="14pt" fo:font-weight="bold" style:font-size-asian="14pt" style:font-weight-asian="bold" style:font-name-complex="Times New Roman1" style:font-size-complex="14pt"/>
    </style:style>
    <style:style style:name="P30" style:family="paragraph" style:parent-style-name="Text_20_body" style:list-style-name="L1">
      <style:text-properties officeooo:rsid="00172165" officeooo:paragraph-rsid="00172165"/>
    </style:style>
    <style:style style:name="P31" style:family="paragraph" style:parent-style-name="Text_20_body" style:list-style-name="L3">
      <style:text-properties officeooo:rsid="00172165" officeooo:paragraph-rsid="0018e9d8"/>
    </style:style>
    <style:style style:name="P32" style:family="paragraph" style:parent-style-name="Text_20_body" style:list-style-name="L2">
      <style:text-properties officeooo:rsid="003e38c5" officeooo:paragraph-rsid="003e38c5"/>
    </style:style>
    <style:style style:name="P33" style:family="paragraph" style:parent-style-name="Text_20_body">
      <style:text-properties officeooo:rsid="003e38c5" officeooo:paragraph-rsid="003e38c5"/>
    </style:style>
    <style:style style:name="P34" style:family="paragraph" style:parent-style-name="Text_20_body" style:list-style-name="L3">
      <style:text-properties officeooo:rsid="0018e9d8" officeooo:paragraph-rsid="0018e9d8"/>
    </style:style>
    <style:style style:name="P35" style:family="paragraph" style:parent-style-name="Text_20_body">
      <style:text-properties officeooo:rsid="00440fd4" officeooo:paragraph-rsid="00440fd4"/>
    </style:style>
    <style:style style:name="P36" style:family="paragraph" style:parent-style-name="Text_20_body">
      <style:text-properties officeooo:rsid="0045db55" officeooo:paragraph-rsid="0045db55"/>
    </style:style>
    <style:style style:name="P37" style:family="paragraph" style:parent-style-name="Text_20_body" style:list-style-name="L3">
      <style:paragraph-properties fo:margin-left="0in" fo:margin-right="0in" fo:text-indent="0in" style:auto-text-indent="false"/>
      <style:text-properties officeooo:rsid="0018e9d8" officeooo:paragraph-rsid="0018e9d8"/>
    </style:style>
    <style:style style:name="T1" style:family="text">
      <style:text-properties fo:text-transform="uppercase"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4pt" fo:font-weight="bold" officeooo:rsid="0014acd9" style:font-size-asian="14pt" style:font-weight-asian="bold" style:font-name-complex="Times New Roman1" style:font-size-complex="14pt"/>
    </style:style>
    <style:style style:name="T5" style:family="text">
      <style:text-properties style:font-name="Times New Roman" fo:font-size="14pt" style:font-size-asian="14pt" style:font-name-complex="Times New Roman1" style:font-size-complex="14pt"/>
    </style:style>
    <style:style style:name="T6" style:family="text">
      <style:text-properties style:font-name="Times New Roman" fo:font-size="14pt" fo:letter-spacing="0.0035in" fo:font-weight="bold" style:font-size-asian="14pt" style:font-weight-asian="bold" style:font-name-complex="Times New Roman1" style:font-size-complex="14pt" style:font-weight-complex="bold"/>
    </style:style>
    <style:style style:name="T7" style:family="text">
      <style:text-properties style:font-name="Times New Roman" fo:font-size="14pt" fo:letter-spacing="0.0035in" fo:font-weight="bold" officeooo:rsid="0014acd9" style:font-size-asian="14pt" style:font-weight-asian="bold" style:font-name-complex="Times New Roman1" style:font-size-complex="14pt" style:font-weight-complex="bold"/>
    </style:style>
    <style:style style:name="T8" style:family="text">
      <style:text-properties style:font-name="Times New Roman" fo:font-size="14pt" fo:language="en" fo:country="US" style:font-size-asian="14pt" style:font-name-complex="Times New Roman1" style:font-size-complex="14pt"/>
    </style:style>
    <style:style style:name="T9" style:family="text">
      <style:text-properties fo:color="#000000" style:font-name="Times New Roman" fo:font-size="14pt" fo:font-weight="bold" style:font-size-asian="14pt" style:font-weight-asian="bold" style:font-name-complex="Times New Roman1" style:font-size-complex="14pt"/>
    </style:style>
    <style:style style:name="T10" style:family="text">
      <style:text-properties officeooo:rsid="00172165"/>
    </style:style>
    <style:style style:name="T11" style:family="text">
      <style:text-properties officeooo:rsid="0018e9d8"/>
    </style:style>
    <style:style style:name="T12" style:family="text">
      <style:text-properties officeooo:rsid="00249121"/>
    </style:style>
    <style:style style:name="T13" style:family="text">
      <style:text-properties officeooo:rsid="00440fd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МИНОБРНАУКИ РОССИИ</text:p>
      <text:p text:style-name="P12">Санкт-Петербургский государственный</text:p>
      <text:p text:style-name="P12">электротехнический университет</text:p>
      <text:p text:style-name="P12">«ЛЭТИ» им. В.И. Ульянова (Ленина)</text:p>
      <text:p text:style-name="P19">Кафедра БЖД</text:p>
      <text:p text:style-name="P12"/>
      <text:p text:style-name="P13"/>
      <text:p text:style-name="P14"/>
      <text:p text:style-name="P14"/>
      <text:p text:style-name="P3"><text:span text:style-name="Book_20_Title"><text:span text:style-name="T1">отчет</text:span></text:span></text:p>
      <text:p text:style-name="P11"><text:span text:style-name="T2">по лабораторной работе №</text:span><text:span text:style-name="T4">19</text:span></text:p>
      <text:p text:style-name="P11"><text:span text:style-name="T2">по дисциплине </text:span><text:span text:style-name="T9">«</text:span><text:span text:style-name="T2">Безопасность жизнедеятельности</text:span><text:span text:style-name="T9">»</text:span></text:p>
      <text:p text:style-name="P11"><text:span text:style-name="T3">Тема:</text:span><text:span text:style-name="T5"> </text:span><text:span text:style-name="T6">Исследование </text:span><text:span text:style-name="T7">защиты человека от воздействия СВЧ-излучения</text:span></text:p>
      <text:p text:style-name="P13"/>
      <text:p text:style-name="P13"/>
      <text:p text:style-name="P13"/>
      <text:p text:style-name="P14"/>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5">Студентка гр. 8</text:span><text:span text:style-name="T8">3</text:span><text:span text:style-name="T5">8</text:span><text:span text:style-name="T8">3</text:span></text:p>
          </table:table-cell>
          <table:table-cell table:style-name="Table1.B1" office:value-type="string">
            <text:p text:style-name="P13"/>
          </table:table-cell>
          <table:table-cell table:style-name="Table1.A1" office:value-type="string">
            <text:p text:style-name="P21">Ишанина Л.Н.</text:p>
          </table:table-cell>
        </table:table-row>
        <table:table-row table:style-name="Table1.1">
          <table:table-cell table:style-name="Table1.A1" office:value-type="string">
            <text:p text:style-name="P10"><text:span text:style-name="T5">Студент гр. 8</text:span><text:span text:style-name="T8">3</text:span><text:span text:style-name="T5">8</text:span><text:span text:style-name="T8">3</text:span></text:p>
          </table:table-cell>
          <table:table-cell table:style-name="Table1.B1" office:value-type="string">
            <text:p text:style-name="P13"/>
          </table:table-cell>
          <table:table-cell table:style-name="Table1.A1" office:value-type="string">
            <text:p text:style-name="P21">Ларин А.</text:p>
          </table:table-cell>
        </table:table-row>
        <table:table-row table:style-name="Table1.1">
          <table:table-cell table:style-name="Table1.A1" office:value-type="string">
            <text:p text:style-name="P10"><text:span text:style-name="T5">Студентка гр. 8</text:span><text:span text:style-name="T8">3</text:span><text:span text:style-name="T5">8</text:span><text:span text:style-name="T8">3</text:span></text:p>
          </table:table-cell>
          <table:table-cell table:style-name="Table1.B1" office:value-type="string">
            <text:p text:style-name="P13"/>
          </table:table-cell>
          <table:table-cell table:style-name="Table1.A1" office:value-type="string">
            <text:p text:style-name="P21">Сырцова Е.А.</text:p>
          </table:table-cell>
        </table:table-row>
        <table:table-row table:style-name="Table1.1">
          <table:table-cell table:style-name="Table1.A1" office:value-type="string">
            <text:p text:style-name="P13">Преподаватель</text:p>
          </table:table-cell>
          <table:table-cell table:style-name="Table1.B4" office:value-type="string">
            <text:p text:style-name="P13"/>
          </table:table-cell>
          <table:table-cell table:style-name="Table1.A1" office:value-type="string">
            <text:p text:style-name="P21">Племянников А.К.</text:p>
          </table:table-cell>
        </table:table-row>
      </table:table>
      <text:p text:style-name="P15"/>
      <text:p text:style-name="P16"/>
      <text:p text:style-name="P16"/>
      <text:p text:style-name="P16"/>
      <text:p text:style-name="P15"/>
      <text:p text:style-name="P15">Санкт-Петербург</text:p>
      <text:p text:style-name="P15">2021</text:p>
      <text:p text:style-name="P24"><text:soft-page-break/>Цель работы</text:p>
      <text:p text:style-name="Text_20_body">Ознакомится с санитарно-гигиеническим нормированием излучения радиочастот и изучить методы защиты персонала от облучения при работе с маломощным СВЧ-генератором.</text:p>
      <text:p text:style-name="P25"/>
      <text:p text:style-name="P4"/>
      <text:p text:style-name="P23">Общие сведения</text:p>
      <text:p text:style-name="Text_20_body">В качестве средств защиты используются звукоизолирующий кожух; звукоизолирующий кожух, облицованный звукопоглощающим материалом; набор акустических экранов и перегородок.</text:p>
      <text:p text:style-name="P9"/>
      <text:p text:style-name="P26">Обработка результатов</text:p>
      <text:p text:style-name="P5"/>
      <text:p text:style-name="P5">Параметры эесперимента</text:p>
      <text:p text:style-name="P5">Частоты:</text:p>
      <text:list xml:id="list3699083205" text:style-name="L1">
        <text:list-item>
          <text:p text:style-name="P30">СВЧ печи — 2.45 ГГц</text:p>
        </text:list-item>
        <text:list-item>
          <text:p text:style-name="P30">Мобильный телефон — 0.9 ГГц</text:p>
        </text:list-item>
      </text:list>
      <text:p text:style-name="P8">Длины волн:</text:p>
      <text:list xml:id="list1974646204" text:style-name="L2">
        <text:list-item>
          <text:p text:style-name="P32">СВЧ печь - <draw:frame draw:style-name="fr1" draw:name="Object9" text:anchor-type="as-char" svg:y="-0.1484in" svg:width="0.6917in" svg:height="0.1839in" draw:z-index="7"><draw:object xlink:href="./Object 17" xlink:type="simple" xlink:show="embed" xlink:actuate="onLoad"/><draw:image xlink:href="./ObjectReplacements/Object 17" xlink:type="simple" xlink:show="embed" xlink:actuate="onLoad"/></draw:frame></text:p>
        </text:list-item>
        <text:list-item>
          <text:p text:style-name="P32">Телефон 900МГц - <draw:frame draw:style-name="fr1" draw:name="Object10" text:anchor-type="as-char" svg:y="-0.1484in" svg:width="0.6937in" svg:height="0.1839in" draw:z-index="8"><draw:object xlink:href="./Object 20" xlink:type="simple" xlink:show="embed" xlink:actuate="onLoad"/><draw:image xlink:href="./ObjectReplacements/Object 20" xlink:type="simple" xlink:show="embed" xlink:actuate="onLoad"/><svg:desc>formula</svg:desc></draw:frame></text:p>
        </text:list-item>
      </text:list>
      <text:p text:style-name="P6">Плотность потока энергии (ППЭ)[Вт/м2] :</text:p>
      <text:list xml:id="list2604639715" text:style-name="L3">
        <text:list-item>
          <text:p text:style-name="P31"><text:span text:style-name="T11">Т</text:span>епловой порог — 100 Вт/м2 </text:p>
        </text:list-item>
        <text:list-item>
          <text:p text:style-name="P34">ПДУ<text:span text:style-name="T13">(предельно допустимый уровень)</text:span> — 10 <text:span text:style-name="T10">Вт/м2</text:span></text:p>
        </text:list-item>
        <text:list-item>
          <text:p text:style-name="P34">ВДУ телефона — 1 <text:span text:style-name="T10">Вт/м2</text:span></text:p>
        </text:list-item>
        <text:list-item>
          <text:p text:style-name="P34">ПДУ СВЧ печи — 0.1 <text:span text:style-name="T10">Вт/м2</text:span></text:p>
          <text:list>
            <text:list-item>
              <text:list>
                <text:list-item>
                  <text:list>
                    <text:list-item>
                      <text:list>
                        <text:list-header>
                          <text:p text:style-name="P37"><text:s/><text:tab/></text:p>
                        </text:list-header>
                      </text:list>
                    </text:list-item>
                  </text:list>
                </text:list-item>
              </text:list>
            </text:list-item>
          </text:list>
        </text:list-item>
      </text:list>
      <text:p text:style-name="Text_20_body">ППЭ — плотность потока энергии [Вт/м2]</text:p>
      <text:p text:style-name="Text_20_body">ППМ — плотность потока можности [Вт/м2]</text:p>
      <text:p text:style-name="Text_20_body">Энергетическая экспозиция (нагрузка) </text:p>
      <text:p text:style-name="Text_20_body">Напряженность электрического (E), магнитного (H) поля.</text:p>
      <text:p text:style-name="Text_20_body"><text:soft-page-break/>Допустимые значения энергетической экспозиции в течение <text:s/>рабочего дня:</text:p>
      <text:p text:style-name="Text_20_body"><draw:frame draw:style-name="fr1" draw:name="Object1" text:anchor-type="as-char" svg:y="-0.3138in" svg:width="1.0083in" svg:height="0.3752in" draw:z-index="0"><draw:object xlink:href="./Object 2" xlink:type="simple" xlink:show="embed" xlink:actuate="onLoad"/><draw:image xlink:href="./ObjectReplacements/Object 2" xlink:type="simple" xlink:show="embed" xlink:actuate="onLoad"/></draw:frame>,<draw:frame draw:style-name="fr1" draw:name="Object2" text:anchor-type="as-char" svg:y="-0.3138in" svg:width="1.0543in" svg:height="0.3752in" draw:z-index="1"><draw:object xlink:href="./Object 3" xlink:type="simple" xlink:show="embed" xlink:actuate="onLoad"/><draw:image xlink:href="./ObjectReplacements/Object 3" xlink:type="simple" xlink:show="embed" xlink:actuate="onLoad"/><svg:desc>formula</svg:desc></draw:frame>,<draw:frame draw:style-name="fr1" draw:name="Object3" text:anchor-type="as-char" svg:y="-0.1484in" svg:width="1.4283in" svg:height="0.2236in" draw:z-index="2"><draw:object xlink:href="./Object 5" xlink:type="simple" xlink:show="embed" xlink:actuate="onLoad"/><draw:image xlink:href="./ObjectReplacements/Object 5" xlink:type="simple" xlink:show="embed" xlink:actuate="onLoad"/><svg:desc>formula</svg:desc></draw:frame>.</text:p>
      <text:p text:style-name="Text_20_body"><draw:frame draw:style-name="fr1" draw:name="Object4" text:anchor-type="as-char" svg:y="-0.1484in" svg:width="0.3835in" svg:height="0.1898in" draw:z-index="3"><draw:object xlink:href="./Object 8" xlink:type="simple" xlink:show="embed" xlink:actuate="onLoad"/><draw:image xlink:href="./ObjectReplacements/Object 8" xlink:type="simple" xlink:show="embed" xlink:actuate="onLoad"/><svg:desc>formula</svg:desc></draw:frame>- <text:span text:style-name="T12">время воздействия.</text:span></text:p>
      <text:p text:style-name="P7">Нормативное значение <draw:frame draw:style-name="fr1" draw:name="Object5" text:anchor-type="as-char" svg:y="-0.1484in" svg:width="0.6134in" svg:height="0.2236in" draw:z-index="4"><draw:object xlink:href="./Object 9" xlink:type="simple" xlink:show="embed" xlink:actuate="onLoad"/><draw:image xlink:href="./ObjectReplacements/Object 9" xlink:type="simple" xlink:show="embed" xlink:actuate="onLoad"/><svg:desc>formula</svg:desc></draw:frame><text:s/>- <draw:frame draw:style-name="fr1" draw:name="Object6" text:anchor-type="as-char" svg:y="-0.172in" svg:width="0.7965in" svg:height="0.2075in" draw:z-index="5"><draw:object xlink:href="./Object 11" xlink:type="simple" xlink:show="embed" xlink:actuate="onLoad"/><draw:image xlink:href="./ObjectReplacements/Object 11" xlink:type="simple" xlink:show="embed" xlink:actuate="onLoad"/></draw:frame></text:p>
      <text:p text:style-name="P8">Максимальное значение <text:span text:style-name="T12"><text:s/></text:span><text:span text:style-name="T12"><draw:frame draw:style-name="fr1" draw:name="Object7" text:anchor-type="as-char" svg:y="-0.1228in" svg:width="0.1555in" svg:height="0.1319in" draw:z-index="12"><draw:object xlink:href="./Object 10" xlink:type="simple" xlink:show="embed" xlink:actuate="onLoad"/><draw:image xlink:href="./ObjectReplacements/Object 10" xlink:type="simple" xlink:show="embed" xlink:actuate="onLoad"/><svg:desc>formula</svg:desc></draw:frame></text:span><text:span text:style-name="T12">- </text:span><text:span text:style-name="T12"><draw:frame draw:style-name="fr1" draw:name="Object8" text:anchor-type="as-char" svg:y="-0.172in" svg:width="0.8811in" svg:height="0.2075in" draw:z-index="6"><draw:object xlink:href="./Object 16" xlink:type="simple" xlink:show="embed" xlink:actuate="onLoad"/><draw:image xlink:href="./ObjectReplacements/Object 16" xlink:type="simple" xlink:show="embed" xlink:actuate="onLoad"/><svg:desc>formula</svg:desc></draw:frame></text:span></text:p>
      <text:p text:style-name="P8"/>
      <text:p text:style-name="P8"/>
      <text:p text:style-name="P8"><draw:frame draw:style-name="fr2" draw:name="Object12" text:anchor-type="as-char" svg:y="-0.2417in" svg:width="1.5244in" svg:height="0.3902in" draw:z-index="9"><draw:object xlink:href="./Object 6" xlink:type="simple" xlink:show="embed" xlink:actuate="onLoad"/><draw:image xlink:href="./ObjectReplacements/Object 6" xlink:type="simple" xlink:show="embed" xlink:actuate="onLoad"/><svg:desc>formula</svg:desc></draw:frame></text:p>
      <text:p text:style-name="P35"><draw:frame draw:style-name="fr2" draw:name="Object11" text:anchor-type="as-char" svg:y="-0.2689in" svg:width="1.8016in" svg:height="0.4425in" draw:z-index="10"><draw:object xlink:href="./Object 4" xlink:type="simple" xlink:show="embed" xlink:actuate="onLoad"/><draw:image xlink:href="./ObjectReplacements/Object 4" xlink:type="simple" xlink:show="embed" xlink:actuate="onLoad"/><svg:desc>formula</svg:desc></draw:frame></text:p>
      <text:p text:style-name="P36"><draw:frame draw:style-name="fr2" draw:name="Object13" text:anchor-type="as-char" svg:y="-0.2689in" svg:width="2.4925in" svg:height="0.4417in" draw:z-index="11"><draw:object xlink:href="./Object 7" xlink:type="simple" xlink:show="embed" xlink:actuate="onLoad"/><draw:image xlink:href="./ObjectReplacements/Object 7" xlink:type="simple" xlink:show="embed" xlink:actuate="onLoad"/><svg:desc>formula</svg:desc></draw:frame></text:p>
      <text:p text:style-name="P35"/>
      <text:p text:style-name="P2"><text:tab/><text:tab/></text:p>
      <text:p text:style-name="Text_20_body">Зависимость </text:p>
      <text:p text:style-name="P28"/>
      <text:p text:style-name="P29">Выводы</text:p>
      <text:p text:style-name="P27">Были исследованы параметры производственного шума на соответствие требованиям санитарных норм и изучены основные принципы по эффективной защите от шума. </text:p>
      <text:p text:style-name="P27">В процессе расчёта уровня звукового давления с поправкой на фоновый шум для источника шума без и с различными способами защиты выяснилось, что фоновый шум оказывает на данной установке влияние на значения уровня звукового давления на низких частотах (31,5 – 250 Гц) и на частоте 8000 Гц, на остальных частотах поправка на фоновый шум отсутствует. </text:p>
      <text:p text:style-name="P27">Фоновый шум непостоянен, уровни звукового давления источника шума с некоторыми средствами защиты оказались выше, чем значения звукового давления источника шума без средств шумоглушения, что дало при расчёте отрицательную эффективность. Скорее всего, это вызвано изменением фонового шума во время снятия показаний. </text:p>
      <text:p text:style-name="P27">Уровни звукового давления источника без защиты и со всеми видами защиты превышают выбранные нами предельно допустимые уровни звукового давления (ПС-45) на средних и высоких частотах. </text:p>
      <text:p text:style-name="P27">Лучшие показатели эффективности имеют кожух со звукопоглотителем и алюминиевый экран. Т.к. ни одно из средств защиты не удовлетворяет требованиям ПС, было проведено исследование с двумя вышеперечисленными средствами защиты, полученные результаты также не удовлетворяют требованиям. Превышение над предельно допустимым уровнем наблюдается на средних частотах. Худшие показания эффективности шумоглушения у экранов с отверстиями.</text:p>
      <text:p text:style-name="P27">Можно прийти к выводу, что данные средства защиты не подходят для работы за данной установкой.</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2" svg:font-family="'Lohit Devanagari'"/>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6.8335in" style:writing-mode="page"/>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family="'Times New Roman'" style:font-family-generic="roman" style:font-pitch="variable" fo:font-size="14pt" officeooo:rsid="0014acd9" style:font-size-asian="14pt" style:font-size-complex="14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Standard" style:default-outline-level="2" style:list-style-name="" style:class="text">
      <style:paragraph-properties fo:margin-left="1.2339in" fo:margin-right="0in" fo:margin-top="0in" fo:margin-bottom="0.1811in" loext:contextual-spacing="false" fo:line-height="110%" fo:text-align="center"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5pt"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style>
    <style:style style:name="Times14_5f_РИО2" style:display-name="Times14_РИО2" style:family="paragraph" style:parent-style-name="Standard" style:default-outline-level="">
      <style:paragraph-properties fo:margin-left="0in" fo:margin-right="0in" fo:margin-top="0in" fo:margin-bottom="0in" loext:contextual-spacing="false" fo:line-height="130%" fo:text-align="justify" style:justify-single-word="false" fo:text-indent="0.4925in" style:auto-text-indent="false">
        <style:tab-stops>
          <style:tab-stop style:position="0.4925in"/>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1" style:display-name="Титульный слайд~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1575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1181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0783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139in"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1575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1181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0783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0398in" fo:margin-bottom="0in" loext:contextual-spacing="false" fo:line-height="90%" fo:text-align="start" style:justify-single-word="false" style:writing-mode="lr-tb"/>
      <style:text-properties fo:color="#05336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139in" fo:text-align="start" style:justify-single-word="false" fo:orphans="2" fo:widows="2" style:writing-mode="lr-tb"/>
      <style:text-properties fo:color="#05336e"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ok_20_Title" style:display-name="Book Title" style:family="text">
      <style:text-properties fo:font-variant="small-caps" fo:letter-spacing="0.0035in" fo:font-weight="bold" style:font-weight-asian="bold" style:font-weight-complex="bold"/>
    </style:style>
    <style:style style:name="Заголовок_20_2_20_Знак" style:display-name="Заголовок 2 Знак" style:family="text" style:parent-style-name="Default_20_Paragraph_20_Font">
      <style:text-properties fo:color="#000000" style:font-name="Times New Roman" fo:font-family="'Times New Roman'" style:font-family-generic="roman" style:font-pitch="variable" fo:font-size="15pt" style:font-name-asian="Times New Roman1" style:font-family-asian="'Times New Roman'" style:font-family-generic-asian="system" style:font-pitch-asian="variable" style:font-size-asian="15pt" style:language-asian="ru" style:country-asian="RU" style:font-name-complex="Times New Roman1"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9756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4756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9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4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9756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4.4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9756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5.4756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9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14</meta:editing-cycles>
    <meta:creation-date>2021-09-29T13:49:00</meta:creation-date>
    <dc:date>2021-10-27T21:36:59.960332188</dc:date>
    <meta:editing-duration>PT18H32M34S</meta:editing-duration>
    <meta:generator>LibreOffice/6.0.7.3$Linux_X86_64 LibreOffice_project/00m0$Build-3</meta:generator>
    <meta:document-statistic meta:table-count="1" meta:image-count="0" meta:object-count="13" meta:page-count="4" meta:paragraph-count="58" meta:word-count="383" meta:character-count="2906" meta:non-whitespace-character-count="25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annotation encoding="StarMath 5.0">_</annotation>
  </semantics>
</math>
</file>

<file path=Object 11/content.xml><?xml version="1.0" encoding="utf-8"?>
<math xmlns="http://www.w3.org/1998/Math/MathML" display="block">
  <semantics>
    <mrow>
      <mn>2</mn>
      <mrow>
        <mi mathvariant="italic">Вт</mi>
        <mo stretchy="false">⋅</mo>
        <mi>ч</mi>
        <mo stretchy="false">/</mo>
        <msup>
          <mi>м</mi>
          <mn>2</mn>
        </msup>
      </mrow>
    </mrow>
    <annotation encoding="StarMath 5.0">2 Вт cdot ч /м^2</annotation>
  </semantics>
</math>
</file>

<file path=Object 16/content.xml><?xml version="1.0" encoding="utf-8"?>
<math xmlns="http://www.w3.org/1998/Math/MathML" display="block">
  <semantics>
    <mrow>
      <mn>10</mn>
      <mrow>
        <mi mathvariant="italic">Вт</mi>
        <mo stretchy="false">⋅</mo>
        <mi>ч</mi>
        <mo stretchy="false">/</mo>
        <msup>
          <mi>м</mi>
          <mn>2</mn>
        </msup>
      </mrow>
    </mrow>
    <annotation encoding="StarMath 5.0">10 Вт cdot ч /м^2</annotation>
  </semantics>
</math>
</file>

<file path=Object 17/content.xml><?xml version="1.0" encoding="utf-8"?>
<math xmlns="http://www.w3.org/1998/Math/MathML" display="block">
  <semantics>
    <mrow>
      <mrow>
        <mi>λ</mi>
        <mo stretchy="false">=</mo>
        <mn>12</mn>
      </mrow>
      <mi mathvariant="italic">см</mi>
    </mrow>
    <annotation encoding="StarMath 5.0">%lambda=12см</annotation>
  </semantics>
</math>
</file>

<file path=Object 2/content.xml><?xml version="1.0" encoding="utf-8"?>
<math xmlns="http://www.w3.org/1998/Math/MathML" display="block">
  <semantics>
    <mrow>
      <msub>
        <mi>E</mi>
        <mi mathvariant="italic">ПД</mi>
      </msub>
      <mo stretchy="false">=</mo>
      <msqrt>
        <mfrac>
          <msub>
            <mi mathvariant="italic">ЭЭ</mi>
            <msub>
              <mi>E</mi>
              <mi mathvariant="italic">ПД</mi>
            </msub>
          </msub>
          <mi>τ</mi>
        </mfrac>
      </msqrt>
    </mrow>
    <annotation encoding="StarMath 5.0">E_{ПД} = sqrt{ЭЭ_{E_{ПД}} over {%tau} } </annotation>
  </semantics>
</math>
</file>

<file path=Object 20/content.xml><?xml version="1.0" encoding="utf-8"?>
<math xmlns="http://www.w3.org/1998/Math/MathML" display="block">
  <semantics>
    <mrow>
      <mrow>
        <mi>λ</mi>
        <mo stretchy="false">=</mo>
        <mn>33</mn>
      </mrow>
      <mi mathvariant="italic">см</mi>
    </mrow>
    <annotation encoding="StarMath 5.0">%lambda=33см</annotation>
  </semantics>
</math>
</file>

<file path=Object 3/content.xml><?xml version="1.0" encoding="utf-8"?>
<math xmlns="http://www.w3.org/1998/Math/MathML" display="block">
  <semantics>
    <mrow>
      <msub>
        <mi>H</mi>
        <mi mathvariant="italic">ПД</mi>
      </msub>
      <mo stretchy="false">=</mo>
      <msqrt>
        <mfrac>
          <msub>
            <mi mathvariant="italic">ЭЭ</mi>
            <msub>
              <mi>H</mi>
              <mi mathvariant="italic">ПД</mi>
            </msub>
          </msub>
          <mi>τ</mi>
        </mfrac>
      </msqrt>
    </mrow>
    <annotation encoding="StarMath 5.0">H_{ПД} = sqrt{ЭЭ_{H_{ПД}} over {%tau} } </annotation>
  </semantics>
</math>
</file>

<file path=Object 4/content.xml><?xml version="1.0" encoding="utf-8"?>
<math xmlns="http://www.w3.org/1998/Math/MathML" display="block">
  <semantics>
    <mrow>
      <msub>
        <mi mathvariant="italic">ППЭ</mi>
        <mi>э</mi>
      </msub>
      <mo stretchy="false">=</mo>
      <mfrac>
        <msub>
          <mi>P</mi>
          <mi mathvariant="italic">пр</mi>
        </msub>
        <msub>
          <mi>S</mi>
          <mi mathvariant="italic">эф</mi>
        </msub>
      </mfrac>
      <mo stretchy="false">=</mo>
      <mn>11106,6408</mn>
    </mrow>
    <annotation encoding="StarMath 5.0">ППЭ_э = P_пр over S_эф = 11106,6408</annotation>
  </semantics>
</math>
</file>

<file path=Object 5/content.xml><?xml version="1.0" encoding="utf-8"?>
<math xmlns="http://www.w3.org/1998/Math/MathML" display="block">
  <semantics>
    <mrow>
      <msub>
        <mi mathvariant="italic">ППЭ</mi>
        <mi mathvariant="italic">ПД</mi>
      </msub>
      <mo stretchy="false">=</mo>
      <mrow>
        <msub>
          <mi mathvariant="italic">ЭЭ</mi>
          <msub>
            <mi mathvariant="italic">ППЭ</mi>
            <mi mathvariant="italic">ПД</mi>
          </msub>
        </msub>
        <mo stretchy="false">/</mo>
        <mi>τ</mi>
      </mrow>
    </mrow>
    <annotation encoding="StarMath 5.0">ППЭ_{ПД} = ЭЭ_{ППЭ_{ПД}} / %tau</annotation>
  </semantics>
</math>
</file>

<file path=Object 6/content.xml><?xml version="1.0" encoding="utf-8"?>
<math xmlns="http://www.w3.org/1998/Math/MathML" display="block">
  <semantics>
    <mrow>
      <mrow>
        <msub>
          <mi>S</mi>
          <mi mathvariant="italic">эф</mi>
        </msub>
        <mo stretchy="false">=</mo>
        <mfrac>
          <msup>
            <mi>λ</mi>
            <mn>2</mn>
          </msup>
          <mrow>
            <mn>4</mn>
            <mi>π</mi>
          </mrow>
        </mfrac>
      </mrow>
      <mrow>
        <msub>
          <mi>G</mi>
          <mi mathvariant="italic">пр</mi>
        </msub>
        <mo stretchy="false">=</mo>
        <mn>0,0630</mn>
      </mrow>
    </mrow>
    <annotation encoding="StarMath 5.0">S_эф = %lambda^2 over {4 %pi} G_пр = 0,0630</annotation>
  </semantics>
</math>
</file>

<file path=Object 7/content.xml><?xml version="1.0" encoding="utf-8"?>
<math xmlns="http://www.w3.org/1998/Math/MathML" display="block">
  <semantics>
    <mrow>
      <mrow>
        <msub>
          <mi mathvariant="italic">ППЭ</mi>
          <mi>т</mi>
        </msub>
        <mo stretchy="false">=</mo>
        <mfrac>
          <mrow>
            <msub>
              <mi>P</mi>
              <mi>г</mi>
            </msub>
            <msub>
              <mi>G</mi>
              <mi>п</mi>
            </msub>
          </mrow>
          <mrow>
            <mn>4</mn>
            <mi>π</mi>
            <msup>
              <mi>l</mi>
              <mn>2</mn>
            </msup>
          </mrow>
        </mfrac>
      </mrow>
      <mrow>
        <msup>
          <mi>F</mi>
          <mn>2</mn>
        </msup>
        <mo stretchy="false">=</mo>
        <mn>10212,44218173</mn>
      </mrow>
    </mrow>
    <annotation encoding="StarMath 5.0">ППЭ_т = {P_{г}G_{п}} over {4 %pi l^2} F^2 = 10212,44218173</annotation>
  </semantics>
</math>
</file>

<file path=Object 8/content.xml><?xml version="1.0" encoding="utf-8"?>
<math xmlns="http://www.w3.org/1998/Math/MathML" display="block">
  <semantics>
    <mrow>
      <mi>τ</mi>
      <mrow>
        <mo fence="true" stretchy="false">[</mo>
        <mrow>
          <mi>ч</mi>
        </mrow>
        <mo fence="true" stretchy="false">]</mo>
      </mrow>
    </mrow>
    <annotation encoding="StarMath 5.0">%tau[ч]</annotation>
  </semantics>
</math>
</file>

<file path=Object 9/content.xml><?xml version="1.0" encoding="utf-8"?>
<math xmlns="http://www.w3.org/1998/Math/MathML" display="block">
  <semantics>
    <msub>
      <mi mathvariant="italic">ЭЭ</mi>
      <msub>
        <mi mathvariant="italic">ППЭ</mi>
        <mi mathvariant="italic">ПД</mi>
      </msub>
    </msub>
    <annotation encoding="StarMath 5.0">ЭЭ_{ППЭ_{ПД}}</annotation>
  </semantics>
</math>
</file>